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0a234" officeooo:paragraph-rsid="0000a234"/>
    </style:style>
    <style:style style:name="P2" style:family="paragraph" style:parent-style-name="Standard">
      <style:text-properties officeooo:rsid="0000a234" officeooo:paragraph-rsid="0000a234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0a234" officeooo:paragraph-rsid="0000a234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4pt" officeooo:rsid="0000a234" officeooo:paragraph-rsid="0000a234" style:font-size-asian="14pt" style:font-size-complex="14pt"/>
    </style:style>
    <style:style style:name="P5" style:family="paragraph" style:parent-style-name="Standard">
      <style:text-properties fo:font-size="14pt" officeooo:rsid="00023f4d" officeooo:paragraph-rsid="0000a234" style:font-size-asian="14pt" style:font-size-complex="14pt"/>
    </style:style>
    <style:style style:name="P6" style:family="paragraph" style:parent-style-name="Standard">
      <style:text-properties fo:font-size="14pt" officeooo:rsid="00023f4d" officeooo:paragraph-rsid="00023f4d" style:font-size-asian="14pt" style:font-size-complex="14pt"/>
    </style:style>
    <style:style style:name="T1" style:family="text">
      <style:text-properties officeooo:rsid="00023f4d"/>
    </style:style>
    <style:style style:name="T2" style:family="text">
      <style:text-properties officeooo:rsid="00027d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ood Trip, Bad Trip</text:p>
      <text:p text:style-name="P2"/>
      <text:p text:style-name="P4">That was a trip I would remember… <text:span text:style-name="T1">FOREVER.</text:span></text:p>
      <text:p text:style-name="P4"/>
      <text:p text:style-name="P4">Last year, I went on a trip with my close friends Dough and Emz. It was a <text:span text:style-name="T1">boat </text:span>trip. We paid like 1<text:span text:style-name="T1">0</text:span>00€ per person to enjoy the most wonderful trip that you could imagine. Let me give you some context: Emz is quite weird and she likes to wear her magic books with her. And Dough sometimes can be a bit annoying because he likes to bother Emz. <text:span text:style-name="T1">T</text:span>hey are my friends though.</text:p>
      <text:p text:style-name="P4"/>
      <text:p text:style-name="P4">Once we were in the <text:span text:style-name="T1">boat</text:span>, the captain <text:span text:style-name="T1">said with a creepy voice “remember, childs, the sea never forgets”. That voice were inside my head for a long time that first day.</text:span></text:p>
      <text:p text:style-name="P5">Despite that moment, next days were calm and funny. But the last day of the trip, Emz misteriously disappeared when we trhree were enjoying our drinks: I was drinking gin with lemon, Emz was drinking just a coke and Dough was drinking a mango mojito. </text:p>
      <text:p text:style-name="P5"/>
      <text:p text:style-name="P6">“Were could be Emz?” we thought. We searched and searched but we couldn’t fin Emz. Finally, we found her inside a cage made of gold and with her mouth covered with a rag.</text:p>
      <text:p text:style-name="P6"/>
      <text:p text:style-name="P6">“What the heck are you doing in there?!” asked Dough while we were trying to save her. Suddenly, the captain appeared and tried to get us inside the cage too.</text:p>
      <text:p text:style-name="P6"/>
      <text:p text:style-name="P6">Fortunately, I just woke up and <text:span text:style-name="T2">saw that it was only a nightmare… I were in my house sleeping with Emz and Dough after we spended a night of terror movi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0a234" officeooo:paragraph-rsid="0000a2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oldán Sanchis Martín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11T19:22:48.720000000</dc:date>
    <meta:editing-duration>PT1M54S</meta:editing-duration>
    <meta:editing-cycles>1</meta:editing-cycles>
    <meta:document-statistic meta:table-count="0" meta:image-count="0" meta:object-count="0" meta:page-count="1" meta:paragraph-count="9" meta:word-count="260" meta:character-count="1356" meta:non-whitespace-character-count="1104"/>
    <meta:generator>LibreOffice/7.2.2.2$Windows_X86_64 LibreOffice_project/02b2acce88a210515b4a5bb2e46cbfb63fe97d56</meta:generator>
  </office:meta>
</office:document-meta>
</file>